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25ead"/>
    </style:style>
    <style:style style:name="P2" style:family="paragraph" style:parent-style-name="Standard">
      <style:text-properties officeooo:paragraph-rsid="0002db53"/>
    </style:style>
    <style:style style:name="P3" style:family="paragraph" style:parent-style-name="Standard">
      <style:text-properties officeooo:paragraph-rsid="0004c3df"/>
    </style:style>
    <style:style style:name="T1" style:family="text">
      <style:text-properties officeooo:rsid="00025ead"/>
    </style:style>
    <style:style style:name="T2" style:family="text">
      <style:text-properties officeooo:rsid="0002db53"/>
    </style:style>
    <style:style style:name="T3" style:family="text">
      <style:text-properties officeooo:rsid="0004c3df"/>
    </style:style>
    <style:style style:name="T4" style:family="text">
      <style:text-properties officeooo:rsid="0005c1f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mministratore: impiegati della provincia adibiti all'amministrazione del sistema informativo.</text:span></text:p>
      <text:p text:style-name="P1"><text:span text:style-name="T1"/></text:p>
      <text:p text:style-name="P1"><text:span text:style-name="T1">Aziende sottoscrittrici: aziende che intendono usufruire dei servizi offerti dalla piattaforma a scopi di promozione commerciale e culturale.</text:span></text:p>
      <text:p text:style-name="P1"><text:span text:style-name="T1"/></text:p>
      <text:p text:style-name="P1"><text:span text:style-name="T4">utente</text:span><text:span text:style-name="T1"> aziendale: organizzazioni esterne alla piattaforma interessate ad usufruire dei servizi offerti dalle aziende sottoscrittrici.</text:span></text:p>
      <text:p text:style-name="P1"><text:span text:style-name="T1"/></text:p>
      <text:p text:style-name="P1"><text:span text:style-name="T4">utente</text:span><text:span text:style-name="T1"> privato: soggetto privato interessato ad usufruire dei servizi offerti dalle aziende sottoscrittrici.</text:span></text:p>
      <text:p text:style-name="P1"><text:span text:style-name="T1"/></text:p>
      <text:p text:style-name="P1"><text:span text:style-name="T1">visitatore: </text:span><text:span text:style-name="T2">visitatore occasionale intenzionato a visitare le informazioni pubblicamente accessibili senza accedere a servizi che necessitano di autenticazione.</text:span></text:p>
      <text:p text:style-name="P1"><text:span text:style-name="T1"/></text:p>
      <text:p text:style-name="P1"><text:span text:style-name="T1">Piattaforma: il complesso dei sistemi hw e sw che verranno sviluppati per la promozione di servizi al settore turi..................... sinonimi: sistema, ?????</text:span></text:p>
      <text:p text:style-name="P1"><text:span text:style-name="T1"/></text:p>
      <text:p text:style-name="P2"><text:span text:style-name="T2">Proposta di contratto: modulo predefinito compilato da un cliente aziendale e sottoposto all'attenzione di una delle aziende sottoscrittrici per raggiungere un accordo sulla stipula di un contratto.</text:span></text:p>
      <text:p text:style-name="P2"><text:span text:style-name="T2"/></text:p>
      <text:p text:style-name="P2"><text:span text:style-name="T2">E-commerce: servizio offerto ai clienti privati per l'acquisto di prodotti e servizi dalle aziende sottoscrittrici. Sinomi: vendita, acquisto online.</text:span></text:p>
      <text:p text:style-name="P2"><text:span text:style-name="T2"/></text:p>
      <text:p text:style-name="P3"><text:span text:style-name="T3">Bundle: pacchetto di servizi offerti dalla piattaforma alle aziende sottoscrittrici. Sinonimi: pacchetti servizi.</text:span></text:p>
      <text:p text:style-name="P3"><text:span text:style-name="T3"/></text:p>
      <text:p text:style-name="P3"><text:span text:style-name="T3">Totem: terminale pubblico dal quale accedere alle informazioni presenti nella piattaforma. Sinonimi :colonnina.</text:span></text:p>
      <text:p text:style-name="P3"><text:span text:style-name="T3"/></text:p>
      <text:p text:style-name="P3"><text:span text:style-name="T3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1H17M40S</meta:editing-duration>
    <meta:editing-cycles>5</meta:editing-cycles>
    <meta:generator>OpenOffice.org/3.2$Linux OpenOffice.org_project/320m19$Build-9505</meta:generator>
    <dc:date>2011-04-09T16:27:14</dc:date>
    <meta:document-statistic meta:table-count="0" meta:image-count="0" meta:object-count="0" meta:page-count="1" meta:paragraph-count="10" meta:word-count="167" meta:character-count="1367"/>
    <meta:user-defined meta:name="Info 1"/>
    <meta:user-defined meta:name="Info 2"/>
    <meta:user-defined meta:name="Info 3"/>
    <meta:user-defined meta:name="Info 4"/>
  </office:meta>
</office:document-meta>
</file>